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c24e" officeooo:paragraph-rsid="000dc24e"/>
    </style:style>
    <style:style style:name="P2" style:family="paragraph" style:parent-style-name="Text_20_body">
      <style:text-properties officeooo:rsid="000dc24e" officeooo:paragraph-rsid="000dc24e"/>
    </style:style>
    <style:style style:name="P3" style:family="paragraph" style:parent-style-name="Text_20_body">
      <style:text-properties officeooo:rsid="000dc495" officeooo:paragraph-rsid="000dc495"/>
    </style:style>
    <style:style style:name="P4" style:family="paragraph" style:parent-style-name="Text_20_body">
      <style:text-properties officeooo:rsid="000eb288" officeooo:paragraph-rsid="000eb288"/>
    </style:style>
    <style:style style:name="P5" style:family="paragraph" style:parent-style-name="Heading_20_1">
      <style:text-properties officeooo:paragraph-rsid="000dc24e"/>
    </style:style>
    <style:style style:name="P6" style:family="paragraph" style:parent-style-name="Heading_20_2">
      <style:text-properties officeooo:paragraph-rsid="000dc24e"/>
    </style:style>
    <style:style style:name="T1" style:family="text">
      <style:text-properties officeooo:rsid="000dc4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ostgres Admin</text:h>
      <text:h text:style-name="Heading_20_2" text:outline-level="2">Psql</text:h>
      <text:h text:style-name="P6" text:outline-level="2">create user</text:h>
      <text:h text:style-name="P6" text:outline-level="2">Createdb</text:h>
      <text:h text:style-name="P6" text:outline-level="2">window functions</text:h>
      <text:h text:style-name="Heading_20_2" text:outline-level="2"/>
      <text:h text:style-name="Heading_20_2" text:outline-level="2">inheritance</text:h>
      <text:h text:style-name="Heading_20_2" text:outline-level="2"/>
      <text:h text:style-name="Heading_20_2" text:outline-level="2">indexs</text:h>
      <text:h text:style-name="Heading_20_2" text:outline-level="2"/>
      <text:h text:style-name="Heading_20_2" text:outline-level="2">regular expressions</text:h>
      <text:h text:style-name="Heading_20_2" text:outline-level="2"/>
      <text:h text:style-name="Heading_20_2" text:outline-level="2">copy</text:h>
      <text:h text:style-name="Heading_20_2" text:outline-level="2"/>
      <text:h text:style-name="Heading_20_2" text:outline-level="2">pg_dump / respore</text:h>
      <text:h text:style-name="Heading_20_2" text:outline-level="2"/>
      <text:h text:style-name="Heading_20_2" text:outline-level="2">Filesystem backup</text:h>
      <text:h text:style-name="Heading_20_2" text:outline-level="2"/>
      <text:h text:style-name="Heading_20_2" text:outline-level="2">incremental with WAL</text:h>
      <text:h text:style-name="Heading_20_2" text:outline-level="2"/>
      <text:h text:style-name="Heading_20_2" text:outline-level="2">tablespaces</text:h>
      <text:p text:style-name="Text_20_body"><text:soft-page-break/>CREATE TABLESPACE new_tablespace</text:p>
      <text:p text:style-name="P2">LOCATION '/usr/local/pgsql/new_tablespace';</text:p>
      <text:p text:style-name="P2">And, the command to remove the tablespace is also simple, which is:</text:p>
      <text:p text:style-name="P2">DROP TABLESPACE new_tablespace;</text:p>
      <text:h text:style-name="Heading_20_2" text:outline-level="2">sysadmin functions</text:h>
      <text:h text:style-name="Heading_20_2" text:outline-level="2"/>
      <text:h text:style-name="Heading_20_3" text:outline-level="3">Database size</text:h>
      <text:p text:style-name="P1"/>
      <text:p text:style-name="P1">The easiest way is to just ask the database a simple query, such as the following:</text:p>
      <text:p text:style-name="P1">SELECT pg_database_size(current_database());</text:p>
      <text:p text:style-name="P1">However, this is limited to only the current database. If you want to find out the size</text:p>
      <text:p text:style-name="P1">of all databases together, then you'll need a query such as the following:</text:p>
      <text:p text:style-name="P1">SELECT sum(pg_database_size(datname)) from pg_database</text:p>
      <text:p text:style-name="P1"/>
      <text:h text:style-name="Heading_20_3" text:outline-level="3">Current user</text:h>
      <text:p text:style-name="P2">SELECT current_user;</text:p>
      <text:p text:style-name="P2"/>
      <text:p text:style-name="P3">SELECT datname FROM pg_stat_activity WHERE usename = '?';</text:p>
      <text:p text:style-name="P3">show track_activities;</text:p>
      <text:p text:style-name="P3"><text:s/>track_activities </text:p>
      <text:p text:style-name="P3">------------------</text:p>
      <text:p text:style-name="P3"><text:s/>on</text:p>
      <text:p text:style-name="P3"/>
      <text:h text:style-name="Heading_20_2" text:outline-level="2">SEE LOCKS</text:h>
      <text:p text:style-name="P3">SELECT</text:p>
      <text:p text:style-name="P3">w.current_query as waiting_query,</text:p>
      <text:p text:style-name="P3">w.procpid as w_pid,</text:p>
      <text:p text:style-name="P3">w.usename as w_user,</text:p>
      <text:p text:style-name="P3">l.current_query as locking_query,</text:p>
      <text:p text:style-name="P3">l.procpid as l_pid,</text:p>
      <text:p text:style-name="P3">l.usename as l_user,</text:p>
      <text:p text:style-name="P3">t.schemaname || '.' || t.relname as tablename</text:p>
      <text:p text:style-name="P3"><text:soft-page-break/>from pg_stat_activity w</text:p>
      <text:p text:style-name="P3">join pg_locks l1 on w.procpid = l1.pid and not l1.granted</text:p>
      <text:p text:style-name="P3">join pg_locks l2 on l1.relation = l2.relation and l2.granted</text:p>
      <text:p text:style-name="P3">join pg_stat_activity l on l2.pid = l.procpid</text:p>
      <text:p text:style-name="P3">join pg_stat_user_tables t on l1.relation = t.relid</text:p>
      <text:p text:style-name="P3">where w.waiting;</text:p>
      <text:h text:style-name="Heading_20_2" text:outline-level="2">Kill session</text:h>
      <text:p text:style-name="P4">first</text:p>
      <text:p text:style-name="P4">pg_cancel_backend(<text:span text:style-name="T1">processid</text:span>)</text:p>
      <text:p text:style-name="P4">then</text:p>
      <text:p text:style-name="P3">pg_terminate_backend(<text:bookmark-start text:name="__DdeLink__0_1388727672"/>processid<text:bookmark-end text:name="__DdeLink__0_1388727672"/>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2:22:52.168540500</meta:creation-date>
    <meta:editing-duration>PT16H30S</meta:editing-duration>
    <meta:editing-cycles>2</meta:editing-cycles>
    <meta:generator>LibreOffice/4.4.6.3$Linux_X86_64 LibreOffice_project/40m0$Build-3</meta:generator>
    <dc:date>2015-11-27T07:38:34.876574543</dc:date>
    <meta:document-statistic meta:table-count="0" meta:image-count="0" meta:object-count="0" meta:page-count="3" meta:paragraph-count="51" meta:word-count="187" meta:character-count="1389" meta:non-whitespace-character-count="1250"/>
  </office:meta>
</office:document-meta>
</file>